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1f5f" officeooo:paragraph-rsid="000a1f5f"/>
    </style:style>
    <style:style style:name="P2" style:family="paragraph" style:parent-style-name="Standard" style:list-style-name="L1">
      <style:text-properties officeooo:rsid="000a1f5f" officeooo:paragraph-rsid="000a1f5f"/>
    </style:style>
    <style:style style:name="P3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4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5" style:family="paragraph" style:parent-style-name="Standard">
      <style:paragraph-properties style:line-height-at-least="0.503cm"/>
      <style:text-properties fo:color="#6a9955" style:font-name="Droid Sans Mono" fo:font-size="10.5pt" fo:font-weight="normal" officeooo:paragraph-rsid="000a1f5f" fo:background-color="#1e1e1e"/>
    </style:style>
    <style:style style:name="P6" style:family="paragraph" style:parent-style-name="Standard">
      <style:text-properties fo:color="#6a9955" style:font-name="Droid Sans Mono" fo:font-size="10.5pt" fo:font-weight="normal" officeooo:rsid="000a1f5f" officeooo:paragraph-rsid="000a1f5f" fo:background-color="#1e1e1e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paragraph-properties style:line-height-at-least="0.503cm"/>
      <style:text-properties officeooo:paragraph-rsid="000a1f5f"/>
    </style:style>
    <style:style style:name="P9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officeooo:rsid="000a1f5f" officeooo:paragraph-rsid="000a1f5f"/>
    </style:style>
    <style:style style:name="P10" style:family="paragraph" style:parent-style-name="Standard">
      <style:paragraph-properties style:line-height-at-least="0.503cm"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officeooo:rsid="000a1f5f"/>
    </style:style>
    <style:style style:name="T1" style:family="text">
      <style:text-properties fo:color="#6a9955"/>
    </style:style>
    <style:style style:name="T2" style:family="text">
      <style:text-properties fo:color="#569cd6"/>
    </style:style>
    <style:style style:name="T3" style:family="text">
      <style:text-properties fo:color="#4ec9b0"/>
    </style:style>
    <style:style style:name="T4" style:family="text">
      <style:text-properties fo:color="#9cdcfe"/>
    </style:style>
    <style:style style:name="T5" style:family="text">
      <style:text-properties fo:color="#dcdcaa"/>
    </style:style>
    <style:style style:name="T6" style:family="text">
      <style:text-properties fo:color="#c586c0"/>
    </style:style>
    <style:style style:name="T7" style:family="text">
      <style:text-properties fo:color="#b5cea8"/>
    </style:style>
    <style:style style:name="T8" style:family="text">
      <style:text-properties fo:color="#ce917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Write a typescript program which contains one function named as Maximum. That function accepts</text:p>
      <text:p text:style-name="P1">three parameters and it should returns largest value from three input parameters</text:p>
      <text:p text:style-name="P1"/>
      <text:p text:style-name="P6">/**</text:p>
      <text:p text:style-name="P4">* Function will return maximum from three numbers</text:p>
      <text:p text:style-name="P3"><text:span text:style-name="T1">* </text:span><text:span text:style-name="T2">@param</text:span><text:span text:style-name="T1"> </text:span><text:span text:style-name="T3">{number}</text:span><text:span text:style-name="T1"> </text:span><text:span text:style-name="T4">no1</text:span><text:span text:style-name="T1"> </text:span></text:p>
      <text:p text:style-name="P3"><text:span text:style-name="T1">* </text:span><text:span text:style-name="T2">@param</text:span><text:span text:style-name="T1"> </text:span><text:span text:style-name="T3">{number}</text:span><text:span text:style-name="T1"> </text:span><text:span text:style-name="T4">no2</text:span><text:span text:style-name="T1"> </text:span></text:p>
      <text:p text:style-name="P3"><text:span text:style-name="T1">* </text:span><text:span text:style-name="T2">@param</text:span><text:span text:style-name="T1"> </text:span><text:span text:style-name="T3">{number}</text:span><text:span text:style-name="T1"> </text:span><text:span text:style-name="T4">no3</text:span><text:span text:style-name="T1"> </text:span></text:p>
      <text:p text:style-name="P4">*//**</text:p>
      <text:p text:style-name="P4"><text:s/>* Function will return maximum from three numbers</text:p>
      <text:p text:style-name="P4"><text:s/>* @param {number} no1 </text:p>
      <text:p text:style-name="P4"><text:s/>* @param {number} no2 </text:p>
      <text:p text:style-name="P4"><text:s/>* @param {number} no3 </text:p>
      <text:p text:style-name="P4"><text:s/>*/</text:p>
      <text:p text:style-name="P4">function maximum(no1:number, no2:number, no3: number): number {</text:p>
      <text:p text:style-name="P5"><text:s text:c="4"/>return (no1&gt;no2) ? ((no1&gt;no3) ?/**</text:p>
      <text:p text:style-name="P5"><text:s/>* Function will return maximum from three numbers</text:p>
      <text:p text:style-name="P5"><text:s/>* @param {number} no1 </text:p>
      <text:p text:style-name="P5"><text:s/>* @param {number} no2 </text:p>
      <text:p text:style-name="P5"><text:s/>* @param {number} no3 </text:p>
      <text:p text:style-name="P5"><text:s/>*/</text:p>
      <text:p text:style-name="P5">function maximum(no1:number, no2:number, no3: number): number {</text:p>
      <text:p text:style-name="P5"><text:s text:c="4"/>return (no1&gt;no2) ? ((no1&gt;no3) ? no1:((no2&gt;no3) ? no2 : no3)):(no2&gt;no3?no2:no3);</text:p>
      <text:p text:style-name="P5">}</text:p>
      <text:p text:style-name="P5"/>
      <text:p text:style-name="P5">var max = maximum(23, 89, 6);</text:p>
      <text:p text:style-name="P5">console.log("Maximum number is ",max); no1:((no2&gt;no3) ? no2 : no3)):(no2&gt;no3?no2:no3);</text:p>
      <text:p text:style-name="P4">}</text:p>
      <text:p text:style-name="P4"/>
      <text:p text:style-name="P4">var max = maximum(23, 89, 6);</text:p>
      <text:p text:style-name="P4">console.log("Maximum number is ",max);</text:p>
      <text:p text:style-name="P3"><text:span text:style-name="T2">function</text:span> <text:span text:style-name="T5">maximum</text:span>(<text:span text:style-name="T4">no1</text:span>:<text:span text:style-name="T3">number</text:span>, <text:span text:style-name="T4">no2</text:span>:<text:span text:style-name="T3">number</text:span>, <text:span text:style-name="T4">no3</text:span>: <text:span text:style-name="T3">number</text:span>): <text:span text:style-name="T3">number</text:span> {</text:p>
      <text:p text:style-name="P3"><text:span text:style-name="T6">return</text:span> (<text:span text:style-name="T4">no1</text:span>&gt;<text:span text:style-name="T4">no2</text:span>) ? ((<text:span text:style-name="T4">no1</text:span>&gt;<text:span text:style-name="T4">no3</text:span>) ? <text:span text:style-name="T4">no1</text:span>:((<text:span text:style-name="T4">no2</text:span>&gt;<text:span text:style-name="T4">no3</text:span>) ? <text:span text:style-name="T4">no2</text:span> : <text:span text:style-name="T4">no3</text:span>)):(<text:span text:style-name="T4">no2</text:span>&gt;<text:span text:style-name="T4">no3</text:span>?<text:span text:style-name="T4">no2</text:span>:<text:span text:style-name="T4">no3</text:span>);</text:p>
      <text:p text:style-name="P3">}</text:p>
      <text:p text:style-name="P7"/>
      <text:p text:style-name="P3"><text:span text:style-name="T2">var</text:span> <text:span text:style-name="T4">max</text:span> = <text:span text:style-name="T5">maximum</text:span>(<text:span text:style-name="T7">23</text:span>, <text:span text:style-name="T7">89</text:span>, <text:span text:style-name="T7">6</text:span>);</text:p>
      <text:p text:style-name="P3"><text:span text:style-name="T3">console</text:span>.<text:span text:style-name="T5">log</text:span>(<text:span text:style-name="T8">"Maximum number is "</text:span>,<text:span text:style-name="T4">max</text:span>);</text:p>
      <text:p text:style-name="P9"/>
      <text:p text:style-name="P1"/>
      <text:p text:style-name="P1">2. Write a typescript program which contains one function named as Area. That function should</text:p>
      <text:p text:style-name="P1">calculate area of circle. Accept value of radius from user and return its area. Default value of PI</text:p>
      <text:p text:style-name="P1">should be 3.14 if it is not provided by the caller</text:p>
      <text:p text:style-name="P1"/>
      <text:p text:style-name="P6">/**</text:p>
      <text:p text:style-name="P4">* Function to calculate area of circle</text:p>
      <text:p text:style-name="P3"><text:span text:style-name="T1">* </text:span><text:span text:style-name="T2">@param</text:span><text:span text:style-name="T1"> </text:span><text:span text:style-name="T3">{number}</text:span><text:span text:style-name="T1"> </text:span><text:span text:style-name="T4">radius</text:span><text:span text:style-name="T1"> </text:span></text:p>
      <text:p text:style-name="P3"><text:span text:style-name="T1">* </text:span><text:span text:style-name="T2">@param</text:span><text:span text:style-name="T1"> </text:span><text:span text:style-name="T3">{number}</text:span><text:span text:style-name="T1"> </text:span><text:span text:style-name="T4">pi</text:span><text:span text:style-name="T1"> </text:span></text:p>
      <text:p text:style-name="P4">*/</text:p>
      <text:p text:style-name="P3"><text:span text:style-name="T2">function</text:span> <text:span text:style-name="T5">areaOfCircle</text:span>(<text:span text:style-name="T4">radius</text:span>:<text:span text:style-name="T3">number</text:span>, <text:span text:style-name="T4">pi</text:span>:<text:span text:style-name="T3">number</text:span> = <text:span text:style-name="T7">3.14</text:span>):<text:span text:style-name="T3">number</text:span> {</text:p>
      <text:p text:style-name="P3"><text:soft-page-break/><text:span text:style-name="T6">return</text:span> <text:span text:style-name="T4">pi</text:span> * <text:span text:style-name="T4">radius</text:span> * <text:span text:style-name="T4">radius</text:span>;</text:p>
      <text:p text:style-name="P3">}</text:p>
      <text:p text:style-name="P7"/>
      <text:p text:style-name="P3"><text:span text:style-name="T2">var</text:span> <text:span text:style-name="T4">area</text:span> = <text:span text:style-name="T5">areaOfCircle</text:span>(<text:span text:style-name="T7">5</text:span>);</text:p>
      <text:p text:style-name="P3"><text:span text:style-name="T3">console</text:span>.<text:span text:style-name="T5">log</text:span>(<text:span text:style-name="T8">"Area of circle: "</text:span>+<text:span text:style-name="T4">area</text:span>);</text:p>
      <text:p text:style-name="P10"/>
      <text:list xml:id="list2617220190" text:style-name="L1">
        <text:list-header>
          <text:p text:style-name="P2"/>
        </text:list-header>
      </text:list>
      <text:p text:style-name="P1">3. Write a typescript program which contains one function named as DisplayFactors. That function</text:p>
      <text:p text:style-name="P1">should accept one number and display factors of that number.</text:p>
      <text:p text:style-name="P1"/>
      <text:p text:style-name="P6">/**</text:p>
      <text:p text:style-name="P4">* Function will return factors of number</text:p>
      <text:p text:style-name="P3"><text:span text:style-name="T1">* </text:span><text:span text:style-name="T2">@param</text:span><text:span text:style-name="T1"> </text:span><text:span text:style-name="T4">number</text:span><text:span text:style-name="T1"> </text:span></text:p>
      <text:p text:style-name="P4">*/</text:p>
      <text:p text:style-name="P3"><text:span text:style-name="T2">function</text:span> <text:span text:style-name="T5">getFactors</text:span>(<text:span text:style-name="T4">number</text:span>:<text:span text:style-name="T3">number</text:span>):<text:span text:style-name="T3">number</text:span>[]{</text:p>
      <text:p text:style-name="P3"><text:span text:style-name="T2">var</text:span> <text:span text:style-name="T4">factors</text:span>:<text:span text:style-name="T3">number</text:span>[]=[];</text:p>
      <text:p text:style-name="P3"><text:span text:style-name="T6">for</text:span>(<text:span text:style-name="T2">var</text:span> <text:span text:style-name="T4">i</text:span>=<text:span text:style-name="T7">1</text:span>; <text:span text:style-name="T4">i</text:span>&lt;<text:span text:style-name="T4">number</text:span>/<text:span text:style-name="T7">2</text:span>+<text:span text:style-name="T7">1</text:span>; <text:span text:style-name="T4">i</text:span>++){</text:p>
      <text:p text:style-name="P3"><text:span text:style-name="T6">if</text:span>(<text:span text:style-name="T4">number</text:span>%<text:span text:style-name="T4">i</text:span>==<text:span text:style-name="T7">0</text:span>){</text:p>
      <text:p text:style-name="P3"><text:span text:style-name="T4">factors</text:span>.<text:span text:style-name="T5">push</text:span>(<text:span text:style-name="T4">i</text:span>);</text:p>
      <text:p text:style-name="P3">}</text:p>
      <text:p text:style-name="P3">}</text:p>
      <text:p text:style-name="P3"><text:span text:style-name="T6">return</text:span> <text:span text:style-name="T4">factors</text:span>;</text:p>
      <text:p text:style-name="P3">}</text:p>
      <text:p text:style-name="P8"/>
      <text:p text:style-name="P3"><text:span text:style-name="T2">var</text:span> <text:span text:style-name="T4">factor</text:span> = <text:span text:style-name="T5">getFactors</text:span>(<text:span text:style-name="T7">20</text:span>);</text:p>
      <text:p text:style-name="P7"/>
      <text:p text:style-name="P3"><text:span text:style-name="T6">for</text:span>(<text:span text:style-name="T2">var</text:span> <text:span text:style-name="T4">i</text:span>=<text:span text:style-name="T7">0</text:span>;<text:span text:style-name="T4">i</text:span>&lt;<text:span text:style-name="T4">factor</text:span>.<text:span text:style-name="T4">length</text:span>;<text:span text:style-name="T4">i</text:span>++){</text:p>
      <text:p text:style-name="P3"><text:span text:style-name="T3">console</text:span>.<text:span text:style-name="T5">log</text:span>(<text:span text:style-name="T4">factor</text:span>[<text:span text:style-name="T4">i</text:span>]+ <text:span text:style-name="T8">" "</text:span>);</text:p>
      <text:p text:style-name="P3">}</text:p>
      <text:p text:style-name="P9"/>
      <text:p text:style-name="P1"/>
      <text:p text:style-name="P1">4. Write a typescript program which contains one function named as ChkPrime. That function should</text:p>
      <text:p text:style-name="P1">accept one number and it should return true if the given number is prime and otherwise return false.</text:p>
      <text:p text:style-name="P1"/>
      <text:p text:style-name="P6">/**</text:p>
      <text:p text:style-name="P4">* Function will check number is prime or not</text:p>
      <text:p text:style-name="P3"><text:span text:style-name="T1">* </text:span><text:span text:style-name="T2">@param</text:span><text:span text:style-name="T1"> </text:span><text:span text:style-name="T3">{number}</text:span><text:span text:style-name="T1"> </text:span><text:span text:style-name="T4">no</text:span><text:span text:style-name="T1"> </text:span></text:p>
      <text:p text:style-name="P4">*/</text:p>
      <text:p text:style-name="P3"><text:span text:style-name="T2">function</text:span> <text:span text:style-name="T5">isPrime</text:span>(<text:span text:style-name="T4">no</text:span>:<text:span text:style-name="T3">number</text:span>):<text:span text:style-name="T3">boolean</text:span> {</text:p>
      <text:p text:style-name="P3"><text:span text:style-name="T6">for</text:span>(<text:span text:style-name="T2">var</text:span> <text:span text:style-name="T4">i</text:span>=<text:span text:style-name="T7">2</text:span>; <text:span text:style-name="T4">no</text:span>&gt;=<text:span text:style-name="T5">square</text:span>(<text:span text:style-name="T4">i</text:span>);<text:span text:style-name="T4">i</text:span>++){</text:p>
      <text:p text:style-name="P3"><text:span text:style-name="T6">if</text:span>(<text:span text:style-name="T4">no</text:span>%<text:span text:style-name="T4">i</text:span>==<text:span text:style-name="T7">0</text:span>){</text:p>
      <text:p text:style-name="P3"><text:span text:style-name="T6">return</text:span> <text:span text:style-name="T2">false</text:span>;</text:p>
      <text:p text:style-name="P3">}</text:p>
      <text:p text:style-name="P3">}</text:p>
      <text:p text:style-name="P3"><text:span text:style-name="T6">return</text:span> <text:span text:style-name="T2">true</text:span>;</text:p>
      <text:p text:style-name="P3">}</text:p>
      <text:p text:style-name="P7"/>
      <text:p text:style-name="P4">/**</text:p>
      <text:p text:style-name="P4">* Function will return square of number</text:p>
      <text:p text:style-name="P3"><text:soft-page-break/><text:span text:style-name="T1">* </text:span><text:span text:style-name="T2">@param</text:span><text:span text:style-name="T1"> </text:span><text:span text:style-name="T3">{number}</text:span><text:span text:style-name="T1"> </text:span><text:span text:style-name="T4">no</text:span><text:span text:style-name="T1"> </text:span></text:p>
      <text:p text:style-name="P4">*/</text:p>
      <text:p text:style-name="P3"><text:span text:style-name="T2">function</text:span> <text:span text:style-name="T5">square</text:span>(<text:span text:style-name="T4">no</text:span>:<text:span text:style-name="T3">number</text:span>):<text:span text:style-name="T3">number</text:span> {</text:p>
      <text:p text:style-name="P3"><text:span text:style-name="T6">return</text:span> <text:span text:style-name="T4">no</text:span>*<text:span text:style-name="T4">no</text:span>;</text:p>
      <text:p text:style-name="P3">}</text:p>
      <text:p text:style-name="P7"/>
      <text:p text:style-name="P3"><text:span text:style-name="T6">if</text:span>(<text:span text:style-name="T5">isPrime</text:span>(<text:span text:style-name="T7">11</text:span>)){</text:p>
      <text:p text:style-name="P3"><text:span text:style-name="T3">console</text:span>.<text:span text:style-name="T5">log</text:span>(<text:span text:style-name="T8">"Number is prime"</text:span>);</text:p>
      <text:p text:style-name="P3">}</text:p>
      <text:p text:style-name="P3"><text:span text:style-name="T6">else</text:span> {</text:p>
      <text:p text:style-name="P3"><text:span text:style-name="T3">console</text:span>.<text:span text:style-name="T5">log</text:span>(<text:span text:style-name="T8">"Number is not prime"</text:span>)</text:p>
      <text:p text:style-name="P3">}</text:p>
      <text:p text:style-name="P9"/>
      <text:p text:style-name="P1"/>
      <text:p text:style-name="P1">5. Write a typescript program which contains one function named as Fibonacci. That function accept</text:p>
      <text:p text:style-name="P1">one number from user and print Fibonacci series till that number</text:p>
      <text:p text:style-name="P1"/>
      <text:p text:style-name="P6">/**</text:p>
      <text:p text:style-name="P4">* Function will return fibonacci series</text:p>
      <text:p text:style-name="P3"><text:span text:style-name="T1">* </text:span><text:span text:style-name="T2">@param</text:span><text:span text:style-name="T1"> </text:span><text:span text:style-name="T3">{number}</text:span><text:span text:style-name="T1"> </text:span><text:span text:style-name="T4">no</text:span><text:span text:style-name="T1"> </text:span></text:p>
      <text:p text:style-name="P4">*/</text:p>
      <text:p text:style-name="P3"><text:span text:style-name="T2">function</text:span> <text:span text:style-name="T5">fibonacci</text:span>(<text:span text:style-name="T4">no</text:span>:<text:span text:style-name="T3">number</text:span>):<text:span text:style-name="T3">number</text:span>[]{</text:p>
      <text:p text:style-name="P3"><text:span text:style-name="T2">var</text:span> <text:span text:style-name="T4">fibonacciSeries</text:span>:<text:span text:style-name="T3">number</text:span>[]=[];</text:p>
      <text:p text:style-name="P3"><text:span text:style-name="T2">var</text:span> <text:span text:style-name="T4">f1</text:span>:<text:span text:style-name="T3">number</text:span> = <text:span text:style-name="T7">1</text:span>;</text:p>
      <text:p text:style-name="P3"><text:span text:style-name="T2">var</text:span> <text:span text:style-name="T4">f2</text:span>:<text:span text:style-name="T3">number</text:span> = <text:span text:style-name="T7">1</text:span>;</text:p>
      <text:p text:style-name="P3"><text:span text:style-name="T2">var</text:span> <text:span text:style-name="T4">f3</text:span>:<text:span text:style-name="T3">number</text:span>;</text:p>
      <text:p text:style-name="P3"><text:span text:style-name="T4">f3</text:span>=<text:span text:style-name="T4">f1</text:span>+<text:span text:style-name="T4">f2</text:span>;</text:p>
      <text:p text:style-name="P3"><text:span text:style-name="T6">if</text:span>(<text:span text:style-name="T4">no</text:span>==<text:span text:style-name="T4">f2</text:span>){</text:p>
      <text:p text:style-name="P3"><text:span text:style-name="T4">fibonacciSeries</text:span>.<text:span text:style-name="T5">push</text:span>(<text:span text:style-name="T4">f1</text:span>);</text:p>
      <text:p text:style-name="P3"><text:span text:style-name="T6">return</text:span> <text:span text:style-name="T4">fibonacciSeries</text:span>;</text:p>
      <text:p text:style-name="P3">}</text:p>
      <text:p text:style-name="P3"><text:span text:style-name="T6">else</text:span>{</text:p>
      <text:p text:style-name="P3"><text:span text:style-name="T4">fibonacciSeries</text:span>.<text:span text:style-name="T5">push</text:span>(<text:span text:style-name="T4">f1</text:span>);</text:p>
      <text:p text:style-name="P3"><text:span text:style-name="T4">fibonacciSeries</text:span>.<text:span text:style-name="T5">push</text:span>(<text:span text:style-name="T4">f2</text:span>);</text:p>
      <text:p text:style-name="P3"><text:span text:style-name="T6">for</text:span>(<text:span text:style-name="T2">var</text:span> <text:span text:style-name="T4">i</text:span> = <text:span text:style-name="T7">0</text:span>; <text:span text:style-name="T4">no</text:span>&gt;=<text:span text:style-name="T4">f3</text:span>; <text:span text:style-name="T4">f3</text:span> = <text:span text:style-name="T4">f1</text:span>+<text:span text:style-name="T4">f2</text:span>){</text:p>
      <text:p text:style-name="P3"><text:span text:style-name="T4">fibonacciSeries</text:span>.<text:span text:style-name="T5">push</text:span>(<text:span text:style-name="T4">f3</text:span>);</text:p>
      <text:p text:style-name="P3"><text:span text:style-name="T4">f1</text:span>=<text:span text:style-name="T4">f2</text:span>;</text:p>
      <text:p text:style-name="P3"><text:span text:style-name="T4">f2</text:span>=<text:span text:style-name="T4">f3</text:span>;</text:p>
      <text:p text:style-name="P3">}</text:p>
      <text:p text:style-name="P3"><text:span text:style-name="T6">return</text:span> <text:span text:style-name="T4">fibonacciSeries</text:span>;</text:p>
      <text:p text:style-name="P3">}</text:p>
      <text:p text:style-name="P3">}</text:p>
      <text:p text:style-name="P7"/>
      <text:p text:style-name="P3"><text:span text:style-name="T2">var</text:span> <text:span text:style-name="T4">fibSeries</text:span> = <text:span text:style-name="T5">fibonacci</text:span>(<text:span text:style-name="T7">21</text:span>);</text:p>
      <text:p text:style-name="P3"><text:span text:style-name="T6">for</text:span>(<text:span text:style-name="T2">var</text:span> <text:span text:style-name="T4">i</text:span>=<text:span text:style-name="T7">0</text:span>;<text:span text:style-name="T4">i</text:span>&lt;<text:span text:style-name="T4">fibSeries</text:span>.<text:span text:style-name="T4">length</text:span>;<text:span text:style-name="T4">i</text:span>++){</text:p>
      <text:p text:style-name="P3"><text:span text:style-name="T3">console</text:span>.<text:span text:style-name="T5">log</text:span>(<text:span text:style-name="T4">fibSeries</text:span>[<text:span text:style-name="T4">i</text:span>]);</text:p>
      <text:p text:style-name="P3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23:58:55.408791918</meta:creation-date>
    <dc:date>2018-12-05T00:03:53.493540530</dc:date>
    <meta:editing-duration>PT4M58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3" meta:paragraph-count="124" meta:word-count="497" meta:character-count="3372" meta:non-whitespace-character-count="2966"/>
  </office:meta>
</office:document-meta>
</file>